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標楷體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FKai-SB" svg:font-family="DFKai-SB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FKai-SB1" svg:font-family="DFKai-SB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20.003cm" fo:margin-top="0cm" fo:margin-bottom="0cm" table:align="center" style:writing-mode="lr-tb"/>
    </style:style>
    <style:style style:name="Table1.A" style:family="table-column">
      <style:table-column-properties style:column-width="10.001cm"/>
    </style:style>
    <style:style style:name="Table1.1" style:family="table-row">
      <style:table-row-properties style:min-row-height="5.701cm" fo:keep-together="always"/>
    </style:style>
    <style:style style:name="Table1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 style:master-pag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" style:family="paragraph" style:parent-style-name="Standard">
      <style:paragraph-properties fo:margin-left="0.54cm" fo:margin-right="0.54cm" fo:margin-top="0.212cm" fo:margin-bottom="0cm" style:contextual-spacing="false" fo:line-height="100%" fo:text-indent="0cm" style:auto-text-indent="false"/>
      <style:text-properties style:font-name="DFKai-SB" fo:font-size="20pt" style:font-name-asian="標楷體" style:font-size-asian="20pt" style:font-name-complex="DFKai-SB1" style:font-size-complex="2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數戰數決－理想的生活</text:p>
            <text:p text:style-name="P3">組別：Ａ１</text:p>
            <text:p text:style-name="P3">姓名：葉乙辰</text:p>
          </table:table-cell>
          <table:table-cell table:style-name="Table1.A1" office:value-type="string">
            <text:p text:style-name="P3">數戰數決－理想的生活</text:p>
            <text:p text:style-name="P3">組別：Ａ１</text:p>
            <text:p text:style-name="P3">姓名：吳緯宥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Ａ１</text:p>
            <text:p text:style-name="P3">姓名：陳諺煒</text:p>
          </table:table-cell>
          <table:table-cell table:style-name="Table1.A1" office:value-type="string">
            <text:p text:style-name="P3">數戰數決－理想的生活</text:p>
            <text:p text:style-name="P3">組別：Ａ１</text:p>
            <text:p text:style-name="P3">姓名：陳品淮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Ａ１</text:p>
            <text:p text:style-name="P3">姓名：林凱樂</text:p>
          </table:table-cell>
          <table:table-cell table:style-name="Table1.A1" office:value-type="string">
            <text:p text:style-name="P3">數戰數決－理想的生活</text:p>
            <text:p text:style-name="P3">組別：Ａ１</text:p>
            <text:p text:style-name="P3">姓名：黃楷涵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Ａ１</text:p>
            <text:p text:style-name="P3">姓名：吳旻育</text:p>
          </table:table-cell>
          <table:table-cell table:style-name="Table1.A1" office:value-type="string">
            <text:p text:style-name="P3">數戰數決－理想的生活</text:p>
            <text:p text:style-name="P3">組別：Ａ１</text:p>
            <text:p text:style-name="P3">姓名：余芃蓁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Ａ２</text:p>
            <text:p text:style-name="P3">姓名：江沛恩</text:p>
          </table:table-cell>
          <table:table-cell table:style-name="Table1.A1" office:value-type="string">
            <text:p text:style-name="P3">數戰數決－理想的生活</text:p>
            <text:p text:style-name="P3">組別：Ａ２</text:p>
            <text:p text:style-name="P3">姓名：陳智斌</text:p>
          </table:table-cell>
        </table:table-row>
        <text:soft-page-break/>
        <table:table-row table:style-name="Table1.1">
          <table:table-cell table:style-name="Table1.A1" office:value-type="string">
            <text:p text:style-name="P3">數戰數決－理想的生活</text:p>
            <text:p text:style-name="P3">組別：Ａ２</text:p>
            <text:p text:style-name="P3">姓名：張云瀚</text:p>
          </table:table-cell>
          <table:table-cell table:style-name="Table1.A1" office:value-type="string">
            <text:p text:style-name="P3">數戰數決－理想的生活</text:p>
            <text:p text:style-name="P3">組別：Ａ２</text:p>
            <text:p text:style-name="P3">姓名：賴易靚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Ａ２</text:p>
            <text:p text:style-name="P3">姓名：劉駿漋</text:p>
          </table:table-cell>
          <table:table-cell table:style-name="Table1.A1" office:value-type="string">
            <text:p text:style-name="P3">數戰數決－理想的生活</text:p>
            <text:p text:style-name="P3">組別：Ａ２</text:p>
            <text:p text:style-name="P3">姓名：徐健苓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Ａ２</text:p>
            <text:p text:style-name="P3">姓名：黃苡晨</text:p>
          </table:table-cell>
          <table:table-cell table:style-name="Table1.A1" office:value-type="string">
            <text:p text:style-name="P3">數戰數決－理想的生活</text:p>
            <text:p text:style-name="P3">組別：Ａ２</text:p>
            <text:p text:style-name="P3">姓名：莊鈞翔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Ａ３</text:p>
            <text:p text:style-name="P3">姓名：蘇彥勳</text:p>
          </table:table-cell>
          <table:table-cell table:style-name="Table1.A1" office:value-type="string">
            <text:p text:style-name="P3">數戰數決－理想的生活</text:p>
            <text:p text:style-name="P3">組別：Ａ３</text:p>
            <text:p text:style-name="P3">姓名：陳柏言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Ａ３</text:p>
            <text:p text:style-name="P3">姓名：陳泊睿</text:p>
          </table:table-cell>
          <table:table-cell table:style-name="Table1.A1" office:value-type="string">
            <text:p text:style-name="P3">數戰數決－理想的生活</text:p>
            <text:p text:style-name="P3">組別：Ａ３</text:p>
            <text:p text:style-name="P3">姓名：黃諒齊</text:p>
          </table:table-cell>
        </table:table-row>
        <text:soft-page-break/>
        <table:table-row table:style-name="Table1.1">
          <table:table-cell table:style-name="Table1.A1" office:value-type="string">
            <text:p text:style-name="P3">數戰數決－理想的生活</text:p>
            <text:p text:style-name="P3">組別：Ａ３</text:p>
            <text:p text:style-name="P3">姓名：徐健芸</text:p>
          </table:table-cell>
          <table:table-cell table:style-name="Table1.A1" office:value-type="string">
            <text:p text:style-name="P3">數戰數決－理想的生活</text:p>
            <text:p text:style-name="P3">組別：Ａ３</text:p>
            <text:p text:style-name="P3">姓名：藍偉豪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Ａ３</text:p>
            <text:p text:style-name="P3">姓名：謝雨晴</text:p>
          </table:table-cell>
          <table:table-cell table:style-name="Table1.A1" office:value-type="string">
            <text:p text:style-name="P3">數戰數決－理想的生活</text:p>
            <text:p text:style-name="P3">組別：Ａ３</text:p>
            <text:p text:style-name="P3">姓名：陳芃竹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Ａ４</text:p>
            <text:p text:style-name="P3">姓名：陳詠柔</text:p>
          </table:table-cell>
          <table:table-cell table:style-name="Table1.A1" office:value-type="string">
            <text:p text:style-name="P3">數戰數決－理想的生活</text:p>
            <text:p text:style-name="P3">組別：Ａ４</text:p>
            <text:p text:style-name="P3">姓名：張耕碩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Ａ４</text:p>
            <text:p text:style-name="P3">姓名：鍾定軒</text:p>
          </table:table-cell>
          <table:table-cell table:style-name="Table1.A1" office:value-type="string">
            <text:p text:style-name="P3">數戰數決－理想的生活</text:p>
            <text:p text:style-name="P3">組別：Ａ４</text:p>
            <text:p text:style-name="P3">姓名：洪晨恩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Ａ４</text:p>
            <text:p text:style-name="P3">姓名：陳青雲</text:p>
          </table:table-cell>
          <table:table-cell table:style-name="Table1.A1" office:value-type="string">
            <text:p text:style-name="P3">數戰數決－理想的生活</text:p>
            <text:p text:style-name="P3">組別：Ａ４</text:p>
            <text:p text:style-name="P3">姓名：洪　晧</text:p>
          </table:table-cell>
        </table:table-row>
        <text:soft-page-break/>
        <table:table-row table:style-name="Table1.1">
          <table:table-cell table:style-name="Table1.A1" office:value-type="string">
            <text:p text:style-name="P3">數戰數決－理想的生活</text:p>
            <text:p text:style-name="P3">組別：Ａ４</text:p>
            <text:p text:style-name="P3">姓名：林歆璇</text:p>
          </table:table-cell>
          <table:table-cell table:style-name="Table1.A1" office:value-type="string">
            <text:p text:style-name="P3">數戰數決－理想的生活</text:p>
            <text:p text:style-name="P3">組別：Ａ４</text:p>
            <text:p text:style-name="P3">姓名：卓書珩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１</text:p>
            <text:p text:style-name="P3">姓名：吳承勳</text:p>
          </table:table-cell>
          <table:table-cell table:style-name="Table1.A1" office:value-type="string">
            <text:p text:style-name="P3">數戰數決－理想的生活</text:p>
            <text:p text:style-name="P3">組別：Ｂ１</text:p>
            <text:p text:style-name="P3">姓名：惠晴天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１</text:p>
            <text:p text:style-name="P3">姓名：鄧培辰</text:p>
          </table:table-cell>
          <table:table-cell table:style-name="Table1.A1" office:value-type="string">
            <text:p text:style-name="P3">數戰數決－理想的生活</text:p>
            <text:p text:style-name="P3">組別：Ｂ１</text:p>
            <text:p text:style-name="P3">姓名：劉書年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１</text:p>
            <text:p text:style-name="P3">姓名：謝子瑄</text:p>
          </table:table-cell>
          <table:table-cell table:style-name="Table1.A1" office:value-type="string">
            <text:p text:style-name="P3">數戰數決－理想的生活</text:p>
            <text:p text:style-name="P3">組別：Ｂ１</text:p>
            <text:p text:style-name="P3">姓名：林昇濡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１</text:p>
            <text:p text:style-name="P3">姓名：胡玹睿</text:p>
          </table:table-cell>
          <table:table-cell table:style-name="Table1.A1" office:value-type="string">
            <text:p text:style-name="P3">數戰數決－理想的生活</text:p>
            <text:p text:style-name="P3">組別：Ｂ１</text:p>
            <text:p text:style-name="P3">姓名：黃心柔</text:p>
          </table:table-cell>
        </table:table-row>
        <text:soft-page-break/>
        <table:table-row table:style-name="Table1.1">
          <table:table-cell table:style-name="Table1.A1" office:value-type="string">
            <text:p text:style-name="P3">數戰數決－理想的生活</text:p>
            <text:p text:style-name="P3">組別：Ｂ２</text:p>
            <text:p text:style-name="P3">姓名：吳泳潔</text:p>
          </table:table-cell>
          <table:table-cell table:style-name="Table1.A1" office:value-type="string">
            <text:p text:style-name="P3">數戰數決－理想的生活</text:p>
            <text:p text:style-name="P3">組別：Ｂ２</text:p>
            <text:p text:style-name="P3">姓名：夏瑜希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２</text:p>
            <text:p text:style-name="P3">姓名：劉芊樂</text:p>
          </table:table-cell>
          <table:table-cell table:style-name="Table1.A1" office:value-type="string">
            <text:p text:style-name="P3">數戰數決－理想的生活</text:p>
            <text:p text:style-name="P3">組別：Ｂ２</text:p>
            <text:p text:style-name="P3">姓名：張耕睿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２</text:p>
            <text:p text:style-name="P3">姓名：申　綸</text:p>
          </table:table-cell>
          <table:table-cell table:style-name="Table1.A1" office:value-type="string">
            <text:p text:style-name="P3">數戰數決－理想的生活</text:p>
            <text:p text:style-name="P3">組別：Ｂ２</text:p>
            <text:p text:style-name="P3">姓名：吳柏緒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２</text:p>
            <text:p text:style-name="P3">姓名：鄭鈺超</text:p>
          </table:table-cell>
          <table:table-cell table:style-name="Table1.A1" office:value-type="string">
            <text:p text:style-name="P3">數戰數決－理想的生活</text:p>
            <text:p text:style-name="P3">組別：Ｂ２</text:p>
            <text:p text:style-name="P3">姓名：林承樂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３</text:p>
            <text:p text:style-name="P3">姓名：王之柔</text:p>
          </table:table-cell>
          <table:table-cell table:style-name="Table1.A1" office:value-type="string">
            <text:p text:style-name="P3">數戰數決－理想的生活</text:p>
            <text:p text:style-name="P3">組別：Ｂ３</text:p>
            <text:p text:style-name="P3">姓名：劉雨彤</text:p>
          </table:table-cell>
        </table:table-row>
        <text:soft-page-break/>
        <table:table-row table:style-name="Table1.1">
          <table:table-cell table:style-name="Table1.A1" office:value-type="string">
            <text:p text:style-name="P3">數戰數決－理想的生活</text:p>
            <text:p text:style-name="P3">組別：Ｂ３</text:p>
            <text:p text:style-name="P3">姓名：林樂宇</text:p>
          </table:table-cell>
          <table:table-cell table:style-name="Table1.A1" office:value-type="string">
            <text:p text:style-name="P3">數戰數決－理想的生活</text:p>
            <text:p text:style-name="P3">組別：Ｂ３</text:p>
            <text:p text:style-name="P3">姓名：楊子玄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３</text:p>
            <text:p text:style-name="P3">姓名：劉庭禎</text:p>
          </table:table-cell>
          <table:table-cell table:style-name="Table1.A1" office:value-type="string">
            <text:p text:style-name="P3">數戰數決－理想的生活</text:p>
            <text:p text:style-name="P3">組別：Ｂ３</text:p>
            <text:p text:style-name="P3">姓名：施柏宇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３</text:p>
            <text:p text:style-name="P3">姓名：黃宣縈</text:p>
          </table:table-cell>
          <table:table-cell table:style-name="Table1.A1" office:value-type="string">
            <text:p text:style-name="P3">數戰數決－理想的生活</text:p>
            <text:p text:style-name="P3">組別：Ｂ３</text:p>
            <text:p text:style-name="P3">姓名：鍾鈞舜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４</text:p>
            <text:p text:style-name="P3">姓名：洪若維</text:p>
          </table:table-cell>
          <table:table-cell table:style-name="Table1.A1" office:value-type="string">
            <text:p text:style-name="P3">數戰數決－理想的生活</text:p>
            <text:p text:style-name="P3">組別：Ｂ４</text:p>
            <text:p text:style-name="P3">姓名：陳明揚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４</text:p>
            <text:p text:style-name="P3">姓名：馮元雋</text:p>
          </table:table-cell>
          <table:table-cell table:style-name="Table1.A1" office:value-type="string">
            <text:p text:style-name="P3">數戰數決－理想的生活</text:p>
            <text:p text:style-name="P3">組別：Ｂ４</text:p>
            <text:p text:style-name="P3">姓名：鍾凱宇</text:p>
          </table:table-cell>
        </table:table-row>
        <text:soft-page-break/>
        <table:table-row table:style-name="Table1.1">
          <table:table-cell table:style-name="Table1.A1" office:value-type="string">
            <text:p text:style-name="P3">數戰數決－理想的生活</text:p>
            <text:p text:style-name="P3">組別：Ｂ４</text:p>
            <text:p text:style-name="P3">姓名：吳品希</text:p>
          </table:table-cell>
          <table:table-cell table:style-name="Table1.A1" office:value-type="string">
            <text:p text:style-name="P3">數戰數決－理想的生活</text:p>
            <text:p text:style-name="P3">組別：Ｂ４</text:p>
            <text:p text:style-name="P3">姓名：彭子澔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４</text:p>
            <text:p text:style-name="P3">姓名：吳柏叡</text:p>
          </table:table-cell>
          <table:table-cell table:style-name="Table1.A1" office:value-type="string">
            <text:p text:style-name="P3">數戰數決－理想的生活</text:p>
            <text:p text:style-name="P3">組別：Ｂ４</text:p>
            <text:p text:style-name="P3">姓名：詹宜宸</text:p>
          </table:table-cell>
        </table:table-row>
        <table:table-row table:style-name="Table1.1">
          <table:table-cell table:style-name="Table1.A1" office:value-type="string">
            <text:p text:style-name="P3">數戰數決－理想的生活</text:p>
            <text:p text:style-name="P3">組別：Ｂ４</text:p>
            <text:p text:style-name="P3">姓名：洪歆甯</text:p>
          </table:table-cell>
          <table:table-cell table:style-name="Table1.A1" office:value-type="string">
            <text:p text:style-name="P3">數戰數決－理想的生活</text:p>
            <text:p text:style-name="P3">組別：Ａ１</text:p>
            <text:p text:style-name="P3">姓名：鍾定橙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標楷體" svg:font-family="標楷體" style:font-family-generic="script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FKai-SB" svg:font-family="DFKai-SB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FKai-SB1" svg:font-family="DFKai-SB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letter-kerning="tru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text-properties style:font-name="Cambria" fo:font-family="Cambria" style:font-family-generic="roman" style:font-pitch="variable" fo:font-size="9pt" style:rfc-language-tag="x-none" style:font-size-asian="9pt" style:rfc-language-tag-asian="x-none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.635cm" fo:margin-bottom="0.141cm" style:contextual-spacing="false" fo:line-height="100%" fo:text-align="start" style:justify-single-word="false" fo:keep-together="always" fo:orphans="0" fo:widows="0" fo:text-indent="0cm" style:auto-text-indent="false" fo:break-before="auto" fo:break-after="auto" fo:padding="0cm" fo:border="none" fo:keep-with-next="always"/>
      <style:text-properties fo:font-variant="normal" fo:text-transform="none" fo:color="#666666" loext:opacity="100%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註解方塊文字_20_字元" style:display-name="註解方塊文字 字元" style:family="text">
      <style:text-properties style:font-name="Cambria" fo:font-family="Cambria" style:font-family-generic="roman" style:font-pitch="variable" fo:font-size="9pt" style:letter-kerning="true" style:font-name-asian="新細明體" style:font-family-asian="新細明體" style:font-family-generic-asian="system" style:font-pitch-asian="variable" style:font-size-asian="9pt" style:font-name-complex="Times New Roman" style:font-family-complex="'Times New Roman'" style:font-family-generic-complex="system" style:font-pitch-complex="variable" style:font-size-complex="9pt"/>
    </style:style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9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6T05:31:00</meta:creation-date>
    <meta:initial-creator>USER3</meta:initial-creator>
    <meta:generator>LibreOffice/7.1.6.2$Windows_X86_64 LibreOffice_project/0e133318fcee89abacd6a7d077e292f1145735c3</meta:generator>
    <dc:date>2024-06-09T08:10:57.197000000</dc:date>
    <meta:editing-duration>PT12S</meta:editing-duration>
    <meta:editing-cycles>1</meta:editing-cycles>
    <meta:document-statistic meta:table-count="1" meta:image-count="0" meta:object-count="0" meta:page-count="7" meta:paragraph-count="198" meta:word-count="1384" meta:character-count="1386" meta:non-whitespace-character-count="1384"/>
  </office:meta>
</office:document-meta>
</file>